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officeooo:rsid="0010097d" officeooo:paragraph-rsid="0010097d" style:font-name-complex="Times New Roman1" style:font-size-complex="11pt"/>
    </style:style>
    <style:style style:name="P1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/>
    </style:style>
    <style:style style:name="P1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officeooo:rsid="0010097d" officeooo:paragraph-rsid="0010097d" style:font-weight-asian="bold" style:font-name-complex="Times New Roman1" style:font-weight-complex="bold"/>
    </style:style>
    <style:style style:name="P18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P19" style:family="paragraph" style:parent-style-name="Standard_20__28_user_29_">
      <style:paragraph-properties fo:text-align="start" style:justify-single-word="false"/>
    </style:style>
    <style:style style:name="P20" style:family="paragraph" style:parent-style-name="Standard_20__28_user_29_">
      <style:paragraph-properties fo:text-align="start" style:justify-single-word="false"/>
      <style:text-properties officeooo:paragraph-rsid="0010097d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2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7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28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</style:style>
    <style:style style:name="P2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0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31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style:font-name-asian="SimSun" style:font-name-complex="Times New Roman1" style:font-size-complex="11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42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style:font-name-complex="Times New Roman1"/>
    </style:style>
    <style:style style:name="P43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4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_20__28_user_29_" style:list-style-name="WWNum8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e8eb6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style:font-size-complex="11pt"/>
    </style:style>
    <style:style style:name="T5" style:family="text">
      <style:text-properties style:font-name="Times New Roman" officeooo:rsid="000e8eb6" style:font-name-complex="Times New Roman1" style:font-size-complex="11pt"/>
    </style:style>
    <style:style style:name="T6" style:family="text">
      <style:text-properties style:font-name="Times New Roman" officeooo:rsid="0010e220" style:font-name-complex="Times New Roman1"/>
    </style:style>
    <style:style style:name="T7" style:family="text">
      <style:text-properties style:font-name="Times New Roman" fo:language="en" fo:country="US" officeooo:rsid="000e8eb6" style:font-name-complex="Times New Roman1" style:font-size-complex="11pt"/>
    </style:style>
    <style:style style:name="T8" style:family="text">
      <style:text-properties style:font-name="Times New Roman" fo:language="en" fo:country="US" style:font-name-complex="Times New Roman1" style:font-weight-complex="bold"/>
    </style:style>
    <style:style style:name="T9" style:family="text">
      <style:text-properties style:font-name="Times New Roman" fo:language="en" fo:country="US" officeooo:rsid="000e8eb6" style:font-name-complex="Times New Roman1" style:font-weight-complex="bold"/>
    </style:style>
    <style:style style:name="T10" style:family="text">
      <style:text-properties style:font-name="Times New Roman" fo:language="en" fo:country="US" officeooo:rsid="0010097d" style:font-name-complex="Times New Roman1" style:font-weight-complex="bold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officeooo:rsid="000e8eb6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officeooo:rsid="0013210a" style:font-name-asian="Times New Roman1" style:font-size-asian="14pt" style:font-name-complex="Times New Roman1" style:font-size-complex="14pt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2"/>
      <text:p text:style-name="P12"/>
      <text:p text:style-name="P21"><text:span text:style-name="T1">Лабораторная работа №</text:span><text:span text:style-name="T2"> 3 </text:span><text:span text:style-name="T1">по курсу</text:span></text:p>
      <text:p text:style-name="P5">«Операционные системы»</text:p>
      <text:p text:style-name="P5"/>
      <text:p text:style-name="P21"/>
      <text:p text:style-name="P13"/>
      <text:p text:style-name="P12"/>
      <text:p text:style-name="P1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11">Студент: </text:span><text:span text:style-name="T13">Тулин Иван Денисовчи</text:span></text:p>
      <text:p text:style-name="P26"><text:span text:style-name="T11">Группа: </text:span><text:span text:style-name="T14">М8О-</text:span><text:span text:style-name="T12">201Б</text:span><text:span text:style-name="T14">-21</text:span></text:p>
      <text:p text:style-name="P26"><text:span text:style-name="T11">Вариант: </text:span><text:span text:style-name="T14">1</text:span><text:span text:style-name="T15">7</text:span></text:p>
      <text:p text:style-name="P22">Преподаватель Миронов Евгений Сергеевич</text:p>
      <text:p text:style-name="P22">Оценка: ___________</text:p>
      <text:p text:style-name="P22">Дата: ___________</text:p>
      <text:p text:style-name="P22">Подпись: ___________</text:p>
      <text:p text:style-name="P24"/>
      <text:p text:style-name="P24"/>
      <text:p text:style-name="P27"><text:span text:style-name="T11">Москва, 202</text:span><text:span text:style-name="T14">2</text:span></text:p>
      <text:p text:style-name="P3"/>
      <text:p text:style-name="P7"><text:soft-page-break/>Содержание</text:p>
      <text:list xml:id="list2920733459" text:style-name="WWNum10">
        <text:list-item text:start-value="1">
          <text:p text:style-name="P31">Репозиторий</text:p>
        </text:list-item>
        <text:list-item text:style-override="WWNum11">
          <text:p text:style-name="P32">Постановка задачи</text:p>
        </text:list-item>
        <text:list-item text:style-override="WWNum12">
          <text:p text:style-name="P33">Общие сведения о программе</text:p>
        </text:list-item>
        <text:list-item text:style-override="WWNum13">
          <text:p text:style-name="P34">Общий метод и алгоритм решения</text:p>
        </text:list-item>
        <text:list-item text:style-override="WWNum14">
          <text:p text:style-name="P35">Исходный код</text:p>
        </text:list-item>
        <text:list-item text:style-override="WWNum15">
          <text:p text:style-name="P36">Демонстрация работы программы</text:p>
        </text:list-item>
        <text:list-item text:style-override="WWNum16">
          <text:p text:style-name="P37">Выводы</text:p>
        </text:list-item>
      </text:list>
      <text:p text:style-name="P2"/>
      <text:p text:style-name="P8">Репозиторий</text:p>
      <text:p text:style-name="P11">https://github.com/YusayuSharingan/Opsys-labs/tree/main/lab3</text:p>
      <text:p text:style-name="P7">Постановка задачи</text:p>
      <text:h text:style-name="P45" text:outline-level="2">Цель работы</text:h>
      <text:h text:style-name="P40" text:outline-level="2">Научиться создавать потоки, и взаимодействовать с ними.</text:h>
      <text:h text:style-name="P41" text:outline-level="2"/>
      <text:h text:style-name="P39" text:outline-level="2">Задание</text:h>
      <text:h text:style-name="P42" text:outline-level="2"/>
      <text:p text:style-name="P28"><text:span text:style-name="T6">17)</text:span><text:span text:style-name="T3">Найти в большом целочисленном массиве минимальный элемент </text:span></text:p>
      <text:p text:style-name="P14"/>
      <text:p text:style-name="P9">Общие сведения о программе</text:p>
      <text:p text:style-name="P30"><text:span text:style-name="T4">Программа компилируется из файла </text:span><text:span text:style-name="T7">lab3</text:span><text:span text:style-name="T4">.cpp. </text:span><text:span text:style-name="T5">Скомпилированная программа при запуске принимает аргумент — количество потоков. </text:span><text:span text:style-name="T4">В программе используются следующие системные вызовы:</text:span></text:p>
      <text:list xml:id="list1839173590" text:style-name="WWNum8">
        <text:list-item>
          <text:p text:style-name="P46"><text:span text:style-name="T8">pthread_mutex_</text:span><text:span text:style-name="T9">init() - создает mutex</text:span></text:p>
        </text:list-item>
        <text:list-item>
          <text:p text:style-name="P43">pthread_mutex_lock() – блокирует все остальные потоки, до вызова pthread_mutex_unlock()</text:p>
        </text:list-item>
        <text:list-item>
          <text:p text:style-name="P43">pthread_mutex_unlock() – говорит о конце блокировки после pthread_mutex_lock()</text:p>
        </text:list-item>
        <text:list-item>
          <text:p text:style-name="P46"><text:span text:style-name="T8">pthread_mutex_</text:span><text:span text:style-name="T9">destroy() -- </text:span><text:span text:style-name="T10">уничтожает mutex</text:span></text:p>
        </text:list-item>
        <text:list-item>
          <text:p text:style-name="P43">pthread_create() – создает поток.</text:p>
        </text:list-item>
        <text:list-item>
          <text:p text:style-name="P44">pthread_join() – закрыввает поток.</text:p>
        </text:list-item>
      </text:list>
      <text:p text:style-name="P9">Общий метод и алгоритм решения</text:p>
      <text:p text:style-name="P15">Входной массив параллельно считывается разными потоками, но переменная с которой сравнивается и в которую записывается минимальный элемент одна общая для всех потоков.</text:p>
      <text:p text:style-name="P15">Таким образом массив обрабатывается разными потоками.</text:p>
      <text:p text:style-name="P29"><text:span text:style-name="T1">Исходный</text:span><text:span text:style-name="T2"> </text:span><text:span text:style-name="T1">код</text:span></text:p>
      <text:p text:style-name="P17">lab3.cpp</text:p>
      <text:p text:style-name="P16">#include &lt;stdio.h&gt;</text:p>
      <text:p text:style-name="P16">#include &lt;limits.h&gt;</text:p>
      <text:p text:style-name="P16">#include &lt;stdlib.h&gt;</text:p>
      <text:p text:style-name="P16">#include &lt;malloc.h&gt;</text:p>
      <text:p text:style-name="P16">#include &lt;pthread.h&gt;</text:p>
      <text:p text:style-name="P16"/>
      <text:p text:style-name="P16">pthread_mutex_t mutex;</text:p>
      <text:p text:style-name="P16">const int STOP_SIG = -1;</text:p>
      <text:p text:style-name="P16"><text:soft-page-break/></text:p>
      <text:p text:style-name="P16">void* ThreadFunc(void* arg){</text:p>
      <text:p text:style-name="P16"><text:s text:c="4"/>int num, *minV=(int*)arg;</text:p>
      <text:p text:style-name="P16"><text:s text:c="4"/>while(scanf("%d", &amp;num)!=STOP_SIG){</text:p>
      <text:p text:style-name="P16"><text:s text:c="8"/>pthread_mutex_lock(&amp;mutex);</text:p>
      <text:p text:style-name="P16"><text:s text:c="8"/>if(num &lt; *minV){</text:p>
      <text:p text:style-name="P16"><text:s text:c="12"/>*minV = num;</text:p>
      <text:p text:style-name="P16"><text:s text:c="8"/>}</text:p>
      <text:p text:style-name="P16"><text:s text:c="8"/>pthread_mutex_unlock(&amp;mutex);</text:p>
      <text:p text:style-name="P16"/>
      <text:p text:style-name="P16"><text:s text:c="4"/>}</text:p>
      <text:p text:style-name="P16"><text:s text:c="4"/>return NULL;</text:p>
      <text:p text:style-name="P16">}</text:p>
      <text:p text:style-name="P16"/>
      <text:p text:style-name="P16"/>
      <text:p text:style-name="P16">int main_routine(int threadNum){</text:p>
      <text:p text:style-name="P16"><text:s text:c="4"/>int minValue = INT_MAX;</text:p>
      <text:p text:style-name="P16"><text:s text:c="4"/>pthread_t *ths = (pthread_t*)malloc(sizeof(pthread_t)*threadNum);</text:p>
      <text:p text:style-name="P16"><text:s text:c="4"/>if (ths == NULL){</text:p>
      <text:p text:style-name="P16"><text:s text:c="8"/>printf("ERROR: couldn't allocate memmmory\n");</text:p>
      <text:p text:style-name="P16"><text:s text:c="8"/>return EXIT_FAILURE;</text:p>
      <text:p text:style-name="P16"><text:s text:c="4"/>}</text:p>
      <text:p text:style-name="P16"><text:s text:c="4"/>pthread_mutex_init(&amp;mutex, NULL);</text:p>
      <text:p text:style-name="P16"><text:s text:c="4"/>for (int i=0; i&lt;threadNum; i++){</text:p>
      <text:p text:style-name="P16"><text:s text:c="8"/>if(pthread_create(ths + i, NULL, ThreadFunc, &amp;minValue)){</text:p>
      <text:p text:style-name="P16"><text:s text:c="12"/>printf("ERROR: couldn't create thread\n");</text:p>
      <text:p text:style-name="P16"><text:s text:c="12"/>return EXIT_FAILURE;</text:p>
      <text:p text:style-name="P16"><text:s text:c="8"/>}</text:p>
      <text:p text:style-name="P16"><text:s text:c="4"/>}</text:p>
      <text:p text:style-name="P16"><text:s text:c="4"/>for(int i=0; i&lt;threadNum; i++){</text:p>
      <text:p text:style-name="P16"><text:s text:c="8"/>pthread_join(ths[i], NULL);</text:p>
      <text:p text:style-name="P16"><text:s text:c="4"/>}</text:p>
      <text:p text:style-name="P16"><text:s text:c="4"/>pthread_mutex_destroy(&amp;mutex);</text:p>
      <text:p text:style-name="P16"><text:s text:c="4"/>return minValue;</text:p>
      <text:p text:style-name="P16">}</text:p>
      <text:p text:style-name="P6"/>
      <text:p text:style-name="P6"/>
      <text:p text:style-name="P7"><text:soft-page-break/>Демонстрация работы программы</text:p>
      <text:p text:style-name="P19">yorokobeshounen@YS:~/Рабочий стол/OpSys/lab3/build$ cat input.txt </text:p>
      <text:p text:style-name="P20">8991 993 34 345609 43185 4 5643132165 1</text:p>
      <text:p text:style-name="P20">yorokobeshounen@YS:~/Рабочий стол/OpSys/lab3/build$ ./lab3 5 &lt; input.txt </text:p>
      <text:p text:style-name="P19">Min value is 1</text:p>
      <text:p text:style-name="P19">Time of executing: 0 </text:p>
      <text:p text:style-name="P7"/>
      <text:p text:style-name="P10">Выводы</text:p>
      <text:p text:style-name="P18">Чтобы проверить, реально ли ускоряют потоки программы я специально сделал два одинаковых input, отличающихся только количеством потоков. Из фотографий результата видно, что программа, работающая на 5 потоках значительно быстрее работает, чем программа работающая на 1 потоке... Также хочется отметить, что с потоками намного проще и интреснее работать, тк для их взаимодействий не нужно создавать pipe. Да и в целом потоки очень полезная, ускоряющая программу, штука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5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20T11:55:34.872366802</dc:date>
    <meta:editing-cycles>25</meta:editing-cycles>
    <meta:editing-duration>PT1H9M7S</meta:editing-duration>
    <meta:generator>LibreOffice/7.3.7.2$Linux_X86_64 LibreOffice_project/30$Build-2</meta:generator>
    <meta:document-statistic meta:table-count="0" meta:image-count="0" meta:object-count="0" meta:page-count="5" meta:paragraph-count="89" meta:word-count="374" meta:character-count="3286" meta:non-whitespace-character-count="283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